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05051e" officeooo:paragraph-rsid="0005051e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officeooo:rsid="00052ae4" officeooo:paragraph-rsid="00052ae4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officeooo:rsid="0005812b" officeooo:paragraph-rsid="0005812b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070bc3" officeooo:paragraph-rsid="00070bc3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bold" officeooo:rsid="00052ae4" officeooo:paragraph-rsid="00052ae4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officeooo:rsid="0005812b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70bc3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05812b" officeooo:paragraph-rsid="0005812b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style="italic" officeooo:rsid="0005051e" officeooo:paragraph-rsid="0005051e" style:font-size-asian="18pt" style:font-style-asian="italic" style:font-size-complex="18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8pt" fo:font-style="italic" officeooo:rsid="00052ae4" officeooo:paragraph-rsid="00052ae4" style:font-size-asian="18pt" style:font-style-asian="italic" style:font-size-complex="18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fo:font-weight="bold" officeooo:rsid="0009b114" officeooo:paragraph-rsid="0009b114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officeooo:rsid="0009b114" officeooo:paragraph-rsid="0009b114" style:font-size-asian="10.5pt" style:font-style-asian="italic" style:font-size-complex="12pt" style:font-style-complex="italic"/>
    </style:style>
    <style:style style:name="T1" style:family="text">
      <style:text-properties officeooo:rsid="000581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bc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ljettautomat – krav</text:p>
      <text:p text:style-name="P13">Angelica &amp; Emine </text:p>
      <text:p text:style-name="P1"/>
      <text:p text:style-name="P1"/>
      <text:p text:style-name="P12">funktionskrav</text:p>
      <text:p text:style-name="P12"/>
      <text:p text:style-name="P3">Skärmen ska vara en typ av touchscreen</text:p>
      <text:p text:style-name="P5"/>
      <text:p text:style-name="P5">Vad ska finnas med <text:span text:style-name="T1">på skärmen</text:span>? </text:p>
      <text:p text:style-name="P5"/>
      <text:p text:style-name="P9">Det ska finnas en tydlig kort beskrivning hur man använder automaten. </text:p>
      <text:p text:style-name="P9"/>
      <text:p text:style-name="P9">Det ska finnas en tillbaka knapp och avbryt </text:p>
      <text:p text:style-name="P2"/>
      <text:p text:style-name="P3">Det ska finnas en funktion för att välja språk. T.ex svenska, tyska och Engelska</text:p>
      <text:p text:style-name="P3"/>
      <text:p text:style-name="P3">Det ska finnas ska finnas två ganska stora ”knappar” på startsidan med alternativen: Ladda kort &amp; köp biljett. </text:p>
      <text:p text:style-name="P6"/>
      <text:p text:style-name="P3"><text:span text:style-name="T2">Köp biljett: <text:s/>Välj din destination som finns med, destinationerna finns som exempel på skärmen. När du klickar på din destination så kommer en tidtabell upp med tåggraj och tider </text:span><text:span text:style-name="T3">och priser</text:span><text:span text:style-name="T2">.. ”</text:span><text:span text:style-name="T3">Välj” Det kommer en tydlig öveblick över dina val och summan du ska paya. </text:span></text:p>
      <text:p text:style-name="P7"/>
      <text:p text:style-name="P4"><text:span text:style-name="T3">T</text:span><text:span text:style-name="T2">ryck på ”betala för din resa” </text:span></text:p>
      <text:p text:style-name="P7"/>
      <text:p text:style-name="P8"/>
      <text:p text:style-name="P6">Ladda kort: Summor kommer fram, välj önskad summa och tryck vidare för betalning. Sedan står det håll från kortet vid ”fkjkfj” .. Tack så mkt!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8:53:37.548591000</meta:creation-date>
    <dc:date>2016-01-08T09:07:35.420264000</dc:date>
    <meta:editing-duration>P0D</meta:editing-duration>
    <meta:editing-cycles>3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12" meta:word-count="146" meta:character-count="866" meta:non-whitespace-character-count="722"/>
  </office:meta>
</office:document-meta>
</file>